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C8000003C2C2F0E839.png" manifest:media-type="image/png"/>
  <manifest:file-entry manifest:full-path="Pictures/10000001000007F9000003C2C5B8BA40.png" manifest:media-type="image/png"/>
  <manifest:file-entry manifest:full-path="Pictures/1000000100000461000002DB2413ED22.png" manifest:media-type="image/png"/>
  <manifest:file-entry manifest:full-path="Pictures/10000001000005880000033F7F01AD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ffffff" draw:shadow="hidden" loext:decorative="false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5" style:family="graphic" style:parent-style-name="standard">
      <style:graphic-properties draw:stroke="none" draw:fill="none" draw:textarea-vertical-align="middle" fo:min-height="0.487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224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346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draw:textarea-vertical-align="middle" fo:min-height="0.628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.353cm" fo:line-height="115%" fo:text-align="start" fo:text-indent="0cm"/>
    </style:style>
    <style:style style:name="P4" style:family="paragraph">
      <style:paragraph-properties fo:margin-left="0cm" fo:margin-right="0cm" fo:margin-top="0cm" fo:margin-bottom="0cm" fo:line-height="115%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.353cm" fo:line-height="115%" fo:text-align="start" fo:text-indent="0cm"/>
    </style:style>
    <style:style style:name="T1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 draw:style-name="gr1">
          <draw:g draw:style-name="gr2">
            <draw:polygon draw:style-name="gr3" draw:text-style-name="P1" draw:layer="layout" svg:width="7.562cm" svg:height="0.769cm" svg:x="11.188cm" svg:y="0.635cm" svg:viewBox="0 0 7563 770" draw:points="0,770 7563,770 7563,0 0,0">
              <text:p/>
            </draw:polygon>
            <draw:polygon draw:style-name="gr4" draw:text-style-name="P2" draw:layer="layout" svg:width="7.562cm" svg:height="0.769cm" svg:x="11.188cm" svg:y="0.635cm" svg:viewBox="0 0 7563 770" draw:points="0,770 7563,770 7563,0 0,0">
              <text:p/>
            </draw:polygon>
          </draw:g>
          <draw:frame draw:style-name="gr5" draw:text-style-name="P2" draw:layer="layout" svg:width="7.562cm" svg:height="0.91cm" svg:x="11.188cm" svg:y="0.565cm">
            <draw:text-box>
              <text:p text:style-name="P3"><text:span text:style-name="T1">Модели представления системы 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979cm" svg:height="0.506cm" svg:x="20.637cm" svg:y="1.197cm" svg:viewBox="0 0 5980 507" draw:points="0,507 5980,507 5980,0 0,0">
              <text:p/>
            </draw:polygon>
            <draw:polygon draw:style-name="gr4" draw:text-style-name="P2" draw:layer="layout" svg:width="5.979cm" svg:height="0.506cm" svg:x="20.637cm" svg:y="1.197cm" svg:viewBox="0 0 5980 507" draw:points="0,507 5980,507 5980,0 0,0">
              <text:p/>
            </draw:polygon>
          </draw:g>
          <draw:frame draw:style-name="gr6" draw:text-style-name="P2" draw:layer="layout" svg:width="5.979cm" svg:height="0.91cm" svg:x="20.637cm" svg:y="0.995cm">
            <draw:text-box>
              <text:p text:style-name="P4"><text:span text:style-name="T2">Диаграмма развертывания</text:span></text:p>
            </draw:text-box>
          </draw:frame>
        </draw:g>
        <draw:g draw:style-name="gr1">
          <draw:g draw:style-name="gr2">
            <draw:polygon draw:style-name="gr3" draw:text-style-name="P1" draw:layer="layout" svg:width="5.031cm" svg:height="0.628cm" svg:x="20.321cm" svg:y="9.983cm" svg:viewBox="0 0 5032 629" draw:points="0,629 5032,629 5032,0 0,0">
              <text:p/>
            </draw:polygon>
            <draw:polygon draw:style-name="gr4" draw:text-style-name="P2" draw:layer="layout" svg:width="5.031cm" svg:height="0.628cm" svg:x="20.321cm" svg:y="9.983cm" svg:viewBox="0 0 5032 629" draw:points="0,629 5032,629 5032,0 0,0">
              <text:p/>
            </draw:polygon>
          </draw:g>
          <draw:frame draw:style-name="gr7" draw:text-style-name="P2" draw:layer="layout" svg:width="5.031cm" svg:height="0.91cm" svg:x="20.321cm" svg:y="9.842cm">
            <draw:text-box>
              <text:p text:style-name="P3"><text:span text:style-name="T2">Диаграмма состояний</text:span></text:p>
            </draw:text-box>
          </draw:frame>
        </draw:g>
        <draw:g draw:style-name="gr1">
          <draw:g draw:style-name="gr2">
            <draw:polygon draw:style-name="gr3" draw:text-style-name="P1" draw:layer="layout" svg:width="8.246cm" svg:height="0.628cm" svg:x="0.952cm" svg:y="1.136cm" svg:viewBox="0 0 8247 629" draw:points="0,629 8247,629 8247,0 0,0">
              <text:p/>
            </draw:polygon>
            <draw:polygon draw:style-name="gr4" draw:text-style-name="P2" draw:layer="layout" svg:width="8.246cm" svg:height="0.628cm" svg:x="0.952cm" svg:y="1.136cm" svg:viewBox="0 0 8247 629" draw:points="0,629 8247,629 8247,0 0,0">
              <text:p/>
            </draw:polygon>
          </draw:g>
          <draw:frame draw:style-name="gr7" draw:text-style-name="P2" draw:layer="layout" svg:width="8.246cm" svg:height="0.91cm" svg:x="0.952cm" svg:y="0.995cm">
            <draw:text-box>
              <text:p text:style-name="P3"><text:span text:style-name="T2">Диаграмма вариантов использования</text:span></text:p>
            </draw:text-box>
          </draw:frame>
        </draw:g>
        <draw:frame draw:style-name="gr8" draw:text-style-name="P5" draw:layer="layout" svg:width="12.383cm" svg:height="7.267cm" svg:x="17.145cm" svg:y="2.222cm">
          <draw:image xlink:href="Pictures/10000001000005880000033F7F01AD5A.png" xlink:type="simple" xlink:show="embed" xlink:actuate="onLoad" draw:mime-type="image/png">
            <text:p/>
          </draw:image>
        </draw:frame>
        <draw:frame draw:style-name="gr8" draw:text-style-name="P5" draw:layer="layout" svg:width="12.065cm" svg:height="7.869cm" svg:x="17.145cm" svg:y="10.863cm">
          <draw:image xlink:href="Pictures/1000000100000461000002DB2413ED22.png" xlink:type="simple" xlink:show="embed" xlink:actuate="onLoad" draw:mime-type="image/png">
            <text:p/>
          </draw:image>
        </draw:frame>
        <draw:frame draw:style-name="gr8" draw:text-style-name="P5" draw:layer="layout" svg:width="15.24cm" svg:height="7.359cm" svg:x="0.952cm" svg:y="2.222cm">
          <draw:image xlink:href="Pictures/10000001000007C8000003C2C2F0E839.png" xlink:type="simple" xlink:show="embed" xlink:actuate="onLoad" draw:mime-type="image/png">
            <text:p/>
          </draw:image>
        </draw:frame>
        <draw:g draw:style-name="gr1">
          <draw:g draw:style-name="gr2">
            <draw:polygon draw:style-name="gr3" draw:text-style-name="P1" draw:layer="layout" svg:width="7.293cm" svg:height="0.628cm" svg:x="1.278cm" svg:y="10.301cm" svg:viewBox="0 0 7294 629" draw:points="0,629 7294,629 7294,0 0,0">
              <text:p/>
            </draw:polygon>
            <draw:polygon draw:style-name="gr4" draw:text-style-name="P2" draw:layer="layout" svg:width="7.293cm" svg:height="0.628cm" svg:x="1.278cm" svg:y="10.301cm" svg:viewBox="0 0 7294 629" draw:points="0,629 7294,629 7294,0 0,0">
              <text:p/>
            </draw:polygon>
          </draw:g>
          <draw:frame draw:style-name="gr9" draw:text-style-name="P6" draw:layer="layout" svg:width="7.293cm" svg:height="0.91cm" svg:x="1.278cm" svg:y="10.16cm">
            <draw:text-box>
              <text:p text:style-name="P3"><text:span text:style-name="T2">Диаграмма последовательностей</text:span></text:p>
            </draw:text-box>
          </draw:frame>
        </draw:g>
        <draw:frame draw:style-name="gr8" draw:text-style-name="P5" draw:layer="layout" svg:width="15.493cm" svg:height="7.302cm" svg:x="0.635cm" svg:y="11.43cm">
          <draw:image xlink:href="Pictures/10000001000007F9000003C2C5B8BA4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8T23:11:03.740415950</dc:date>
    <dc:language>ru-RU</dc:language>
    <meta:creation-date>2023-05-10T20:12:23Z</meta:creation-date>
    <meta:initial-creator>Надежда Кабак</meta:initial-creator>
    <meta:generator>LibreOffice/25.2.3.2$Linux_X86_64 LibreOffice_project/bbb074479178df812d175f709636b368952c2ce3</meta:generator>
    <meta:editing-duration>PT7M17S</meta:editing-duration>
    <meta:editing-cycles>2</meta:editing-cycles>
    <meta:document-statistic meta:object-count="29"/>
    <meta:user-defined meta:name="company">SPecialiST RePack</meta:user-defined>
  </office:meta>
</office:document-meta>
</file>